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 fo:break-before="page"/>
      <style:text-properties style:font-name="Arial" officeooo:paragraph-rsid="0006a1e1" style:font-name-complex="Arial2"/>
    </style:style>
    <style:style style:name="P2" style:family="paragraph" style:parent-style-name="Text_20_body">
      <style:paragraph-properties fo:line-height="150%" fo:text-align="justify" style:justify-single-word="false" style:vertical-align="baseline"/>
      <style:text-properties style:font-name="Arial"/>
    </style:style>
    <style:style style:name="P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vertical-align="baseline"/>
      <style:text-properties style:font-name="Arial"/>
    </style:style>
    <style:style style:name="P4" style:family="paragraph" style:parent-style-name="Text_20_body" style:list-style-name="L1">
      <style:paragraph-properties fo:line-height="150%" fo:text-align="justify" style:justify-single-word="false" style:vertical-align="baseline"/>
      <style:text-properties style:font-name="Ari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42cd9" style:font-size-asian="14pt" style:font-weight-asian="bold" style:font-size-complex="14pt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REPOSITÓRIO E VERSIONAMENTO</text:span></text:p>
      <text:p text:style-name="P2">O projeto Praiô tem como objetivo o desenvolvimento de uma plataforma digital voltada para a recomendação de praias com base em critérios ambientais em tempo real, utilizando dados como qualidade do ar, balneabilidade, temperatura e condições climáticas.</text:p>
      <text:p text:style-name="P2">Para o controle de versões do código-fonte, será utilizado o sistema Git, com hospedagem em repositórios remotos na plataforma GitHub.</text:p>
      <text:p text:style-name="P2">O versionamento permitirá o acompanhamento da evolução do projeto, por meio do registro contínuo das alterações, implementação de novas funcionalidades e correções realizadas durante o desenvolvimento.</text:p>
      <text:p text:style-name="P2">A branch principal "main" será utilizada para armazenar a versão estável do sistema, podendo haver a criação de branches auxiliares para o desenvolvimento de funcionalidades específicas, garantindo melhor organização do código.</text:p>
      <text:p text:style-name="P2">Os repositórios do projeto estão organizados da seguinte forma:</text:p>
      <text:list text:style-name="L1">
        <text:list-item>
          <text:p text:style-name="P3">Front-end: https://github.com/CaioEdimarSantosSilva/frontend-praio</text:p>
        </text:list-item>
        <text:list-item>
          <text:p text:style-name="P4"><text:span text:style-name="T3">Back-end: </text:span>https://github.com/CaioEdimarSantosSilva/backend-pra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14:13:09.226864400</meta:creation-date>
    <dc:date>2026-03-28T14:24:11.935782100</dc:date>
    <meta:editing-duration>PT11M2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" meta:paragraph-count="8" meta:word-count="133" meta:character-count="1041" meta:non-whitespace-character-count="918"/>
  </office:meta>
</office:document-meta>
</file>